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4.7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0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3.5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84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1.79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1.622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8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78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1.622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4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76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55cm" loext:decorative="false"/>
      <style:paragraph-properties style:writing-mode="lr-tb"/>
    </style:style>
    <style:style style:name="gr21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text-position="0% 100%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5pt" style:text-underline-style="solid" style:text-underline-width="auto" style:text-underline-color="font-color" style:font-size-asian="15pt" style:font-size-complex="15pt"/>
    </style:style>
    <style:style style:name="P10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style:text-position="0% 100%"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5.25cm" svg:height="1.5cm" svg:x="1.5cm" svg:y="4.75cm">
          <text:p text:style-name="P1">ciclista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5cm" svg:height="3.275cm" svg:x="1.75cm" svg:y="1.407cm">
          <draw:text-box>
            <text:p><text:span text:style-name="T1">- ndorsal</text:span></text:p>
            <text:p><text:span text:style-name="T2">- nombreCompleto (nombre + apellido1 + apellido2)</text:span></text:p>
            <text:p><text:span text:style-name="T2">- equipo </text:span></text:p>
            <text:p><text:span text:style-name="T2">-fechaNacimiento</text:span></text:p>
            <text:p><text:span text:style-name="T2">---- Edad</text:span></text:p>
            <text:p><text:span text:style-name="T2"/></text:p>
          </draw:text-box>
        </draw:frame>
        <draw:custom-shape draw:style-name="gr1" draw:text-style-name="P2" draw:layer="layout" svg:width="5.25cm" svg:height="1.5cm" svg:x="13.5cm" svg:y="4.75cm">
          <text:p text:style-name="P1">etap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08cm" svg:height="2.621cm" svg:x="14.25cm" svg:y="2.25cm">
          <draw:text-box>
            <text:p><text:span text:style-name="T3">- Idetapa</text:span></text:p>
            <text:p><text:span text:style-name="T4">- numKilometros</text:span></text:p>
            <text:p><text:span text:style-name="T4">- poblacionSalida</text:span></text:p>
            <text:p><text:span text:style-name="T4">- poblacionLlegada</text:span></text:p>
            <text:p><text:span text:style-name="T4"/></text:p>
          </draw:text-box>
        </draw:frame>
        <draw:custom-shape draw:style-name="gr1" draw:text-style-name="P2" draw:layer="layout" svg:width="5.25cm" svg:height="1.5cm" svg:x="8cm" svg:y="10.5cm">
          <text:p text:style-name="P1">puerto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348cm" svg:height="2.147cm" svg:x="8.75cm" svg:y="7.853cm">
          <draw:text-box>
            <text:p><text:span text:style-name="T3">- Idetapa</text:span></text:p>
            <text:p><text:span text:style-name="T3">- ordenSubida</text:span></text:p>
            <text:p><text:span text:style-name="T4">- categoría</text:span></text:p>
            <text:p><text:span text:style-name="T4">- altitud</text:span></text:p>
          </draw:text-box>
        </draw:frame>
        <draw:frame draw:style-name="gr5" draw:text-style-name="P4" draw:layer="layout" svg:width="5.75cm" svg:height="2.147cm" svg:x="7.75cm" svg:y="12.603cm">
          <draw:text-box>
            <text:p><text:span text:style-name="T5">Debilidad por identificación. </text:span></text:p>
            <text:p><text:span text:style-name="T5">Sin el ID de la etapa, no se puede identificar el puerto. </text:span></text:p>
            <text:p><text:span text:style-name="T4"/></text:p>
          </draw:text-box>
        </draw:frame>
        <draw:line draw:style-name="gr6" draw:text-style-name="P5" draw:layer="layout" svg:x1="4cm" svg:y1="6.25cm" svg:x2="8cm" svg:y2="11.5cm">
          <text:p/>
        </draw:line>
        <draw:line draw:style-name="gr6" draw:text-style-name="P5" draw:layer="layout" svg:x1="13.25cm" svg:y1="10.75cm" svg:x2="16.25cm" svg:y2="6.25cm">
          <text:p/>
        </draw:line>
        <draw:line draw:style-name="gr6" draw:text-style-name="P5" draw:layer="layout" svg:x1="6.75cm" svg:y1="5.5cm" svg:x2="13.5cm" svg:y2="5.5cm">
          <text:p/>
        </draw:line>
        <draw:custom-shape draw:style-name="gr7" draw:text-style-name="P2" draw:layer="layout" svg:width="3.25cm" svg:height="1.5cm" svg:x="8.75cm" svg:y="4.75cm">
          <text:p text:style-name="P1"><text:span text:style-name="T6">partici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cm" svg:height="1.5cm" svg:x="13.75cm" svg:y="8cm">
          <text:p text:style-name="P1"><text:span text:style-name="T4">Consta 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7.5cm" svg:height="1cm" svg:x="6.5cm" svg:y="4.25cm">
          <draw:text-box>
            <text:p text:style-name="P1"><text:span text:style-name="T7">(1,N) <text:s text:c="8"/>(N:N) <text:s text:c="9"/>(1,N)</text:span></text:p>
          </draw:text-box>
        </draw:frame>
        <draw:frame draw:style-name="gr10" draw:text-style-name="P4" draw:layer="layout" svg:width="1.75cm" svg:height="0.878cm" svg:x="13.75cm" svg:y="10.75cm">
          <draw:text-box>
            <text:p><text:span text:style-name="T8">1,1</text:span></text:p>
          </draw:text-box>
        </draw:frame>
        <draw:frame draw:style-name="gr11" draw:text-style-name="P4" draw:layer="layout" svg:width="1.285cm" svg:height="0.878cm" svg:x="16.5cm" svg:y="7cm">
          <draw:text-box>
            <text:p><text:span text:style-name="T8">1,1</text:span></text:p>
          </draw:text-box>
        </draw:frame>
        <draw:frame draw:style-name="gr12" draw:text-style-name="P4" draw:layer="layout" svg:width="1.378cm" svg:height="0.878cm" svg:x="17cm" svg:y="9.25cm">
          <draw:text-box>
            <text:p><text:span text:style-name="T8">1,N</text:span></text:p>
          </draw:text-box>
        </draw:frame>
        <draw:custom-shape draw:style-name="gr13" draw:text-style-name="P2" draw:layer="layout" svg:width="3cm" svg:height="1cm" svg:x="9cm" svg:y="2.75cm">
          <text:p text:style-name="P1"><text:span text:style-name="T9">ga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4cm" svg:y1="4.749cm" svg:x2="9.25cm" svg:y2="3.25cm">
          <text:p/>
        </draw:line>
        <draw:line draw:style-name="gr15" draw:text-style-name="P5" draw:layer="layout" svg:x1="12cm" svg:y1="3.25cm" svg:x2="16.25cm" svg:y2="4.75cm">
          <text:p/>
        </draw:line>
        <draw:frame draw:style-name="gr16" draw:text-style-name="P4" draw:layer="layout" svg:width="4.5cm" svg:height="0.806cm" svg:x="8.25cm" svg:y="1.948cm">
          <draw:text-box>
            <text:p><text:span text:style-name="T10">1,1 <text:s text:c="5"/>1:N <text:s text:c="5"/>0,N</text:span></text:p>
          </draw:text-box>
        </draw:frame>
        <draw:frame draw:style-name="gr17" draw:text-style-name="P7" draw:layer="layout" svg:width="2.149cm" svg:height="0.725cm" svg:x="9cm" svg:y="6.5cm">
          <draw:text-box>
            <text:p><text:span text:style-name="T11">- puesto </text:span></text:p>
          </draw:text-box>
        </draw:frame>
        <draw:line draw:style-name="gr6" draw:text-style-name="P8" draw:layer="layout" svg:x1="9cm" svg:y1="7cm" svg:x2="9.5cm" svg:y2="6cm">
          <text:p/>
        </draw:line>
        <draw:custom-shape draw:style-name="gr13" draw:text-style-name="P2" draw:layer="layout" svg:width="3cm" svg:height="1cm" svg:x="4cm" svg:y="7.75cm">
          <text:p text:style-name="P1"><text:span text:style-name="T9">pas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273cm" svg:height="0.806cm" svg:x="2.51cm" svg:y="6.5cm">
          <draw:text-box>
            <text:p><text:span text:style-name="T12">1,N</text:span></text:p>
          </draw:text-box>
        </draw:frame>
        <draw:frame draw:style-name="gr9" draw:text-style-name="P7" draw:layer="layout" svg:width="1.25cm" svg:height="1cm" svg:x="6.5cm" svg:y="11cm">
          <draw:text-box>
            <text:p><text:span text:style-name="T13">1,N</text:span></text:p>
          </draw:text-box>
        </draw:frame>
        <draw:frame draw:style-name="gr19" draw:text-style-name="P9" draw:layer="layout" svg:width="2cm" svg:height="1.427cm" svg:x="1.75cm" svg:y="8.5cm">
          <draw:text-box>
            <text:p><text:span text:style-name="T14">N:N</text:span></text:p>
          </draw:text-box>
        </draw:frame>
        <draw:frame draw:style-name="gr20" draw:text-style-name="P10" draw:layer="layout" svg:width="2.055cm" svg:height="0.725cm" svg:x="3.75cm" svg:y="9.5cm">
          <draw:text-box>
            <text:p><text:span text:style-name="T11">posicion</text:span></text:p>
          </draw:text-box>
        </draw:frame>
        <draw:line draw:style-name="gr21" draw:text-style-name="P8" draw:layer="layout" svg:x1="4.75cm" svg:y1="8.749cm" svg:x2="4.5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6T09:08:44.199000000</meta:creation-date>
    <dc:date>2024-10-25T08:53:23.646000000</dc:date>
    <meta:editing-duration>PT26M37S</meta:editing-duration>
    <meta:editing-cycles>8</meta:editing-cycles>
    <meta:generator>LibreOffice/24.8.0.3$Windows_X86_64 LibreOffice_project/0bdf1299c94fe897b119f97f3c613e9dca6be583</meta:generator>
    <meta:document-statistic meta:object-count="28"/>
  </office:meta>
</office:document-meta>
</file>